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Poster.enqueue( Subscription subscription ,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yncPost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yncPoster.AsyncPoster( EventBus eventB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